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ff00"/>
      <style:text-properties style:text-underline-style="none"/>
    </style:style>
  </office:automatic-styles>
  <office:body>
    <office:spreadsheet>
      <table:table table:name="Hoja1" table:style-name="ta1"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101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10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101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table:number-columns-repeated="101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style-name="Default"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style-name="Default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Default"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style-name="Default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101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101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table:style-name="Default"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table:style-name="Default"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101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table:style-name="ce1"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style-name="ce1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101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table:style-name="Default"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table:style-name="Default"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table:style-name="Default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1013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1"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table:style-name="ce1"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table:style-name="ce1"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table:style-name="ce1"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table:style-name="ce1"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6T20:14:14.613731631</meta:creation-date>
    <dc:date>2015-07-06T20:27:23.406313529</dc:date>
    <meta:editing-duration>P0D</meta:editing-duration>
    <meta:editing-cycles>1</meta:editing-cycles>
    <meta:document-statistic meta:table-count="1" meta:cell-count="121" meta:object-count="0"/>
    <meta:generator>LibreOffice/4.2.8.2$Linux_X86_64 LibreOffice_project/420m0$Build-2</meta:generator>
  </office:meta>
</office:document-meta>
</file>